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76cm"/>
    </style:style>
    <style:style style:name="co3" style:family="table-column">
      <style:table-column-properties fo:break-before="auto" style:column-width="19.232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2.044cm"/>
    </style:style>
    <style:style style:name="co7" style:family="table-column">
      <style:table-column-properties fo:break-before="auto" style:column-width="2.861cm"/>
    </style:style>
    <style:style style:name="co8" style:family="table-column">
      <style:table-column-properties fo:break-before="auto" style:column-width="2.953cm"/>
    </style:style>
    <style:style style:name="co9" style:family="table-column">
      <style:table-column-properties fo:break-before="auto" style:column-width="26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esures ANSSI 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ANSSI</text:p>
          </table:table-cell>
          <table:covered-table-cell table:style-name="ce1"/>
          <table:covered-table-cell table:number-columns-repeated="4" table:style-name="Default"/>
        </table:table-row>
        <table:table-row table:style-name="ro1">
          <table:table-cell/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Mesures</text:p>
          </table:table-cell>
          <table:table-cell table:style-name="ce1" office:value-type="string" calcext:value-type="string">
            <text:p>Non appliquée</text:p>
          </table:table-cell>
          <table:table-cell table:style-name="ce1" office:value-type="string" calcext:value-type="string">
            <text:p>Programmée</text:p>
          </table:table-cell>
          <table:table-cell table:style-name="ce1" office:value-type="string" calcext:value-type="string">
            <text:p>Appliquée</text:p>
          </table:table-cell>
          <table:table-cell table:style-name="ce1" office:value-type="string" calcext:value-type="string">
            <text:p>Non applicable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3">
            <text:p>Sensibiliser et former</text:p>
          </table:table-cell>
          <table:table-cell office:value-type="string" calcext:value-type="string">
            <text:p> [1] Former les équipes opérationnelles à la sécurité des systèmes d’information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] Sensibiliser les utilisateurs aux bonnes pratiques élémentaires de sécurité informatique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3] Maîtriser les risques de l’infogérance</text:p>
            <text:p/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Connaître le système d’information</text:p>
          </table:table-cell>
          <table:table-cell office:value-type="string" calcext:value-type="string">
            <text:p> [4] Identifier les informations et serveurs les plus sensibles et maintenir un schéma du réseau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5] Disposer d’un inventaire exhaustif des comptes privilégiés et le maintenir à jour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6] Organiser les procédures d’arrivée, de départ et de changement de fonction des utilisateur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7] Autoriser la connexion au réseau de l’entité aux seuls équipements maîtrisés</text:p>
            <text:p/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" table:number-rows-spanned="6">
            <text:p>Authentifier et contrôler les accès</text:p>
          </table:table-cell>
          <table:table-cell office:value-type="string" calcext:value-type="string">
            <text:p> [8] Identifier nommément chaque personne accédant au système et distinguer les rôles utilisateur/administrateur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9] Attribuer les bons droits sur les ressources sensibles du système d’information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10] Définir et vérifier des règles de choix et de dimensionnement des mots de passe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11] Protéger les mots de passe stockés sur les système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12] Changer les éléments d’authentification par défaut sur les équipements et services</text:p>
            <text:p/>
          </table:table-cell>
          <table:table-cell table:number-columns-repeated="4"/>
        </table:table-row>
        <table:table-row table:style-name="ro3">
          <table:table-cell/>
          <table:covered-table-cell/>
          <table:table-cell office:value-type="string" calcext:value-type="string">
            <text:p> [13] Privilégier lorsque c’est possible une authentification forte</text:p>
            <text:p/>
            <text:p/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" table:number-rows-spanned="5">
            <text:p>Sécuriser les postes</text:p>
          </table:table-cell>
          <table:table-cell office:value-type="string" calcext:value-type="string">
            <text:p> [14] Mettre en place un niveau de sécurité minimal sur l’ensemble du parc informatique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15] Se protéger des menaces relatives à l’utilisation de supports amovible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16] Utiliser un outil de gestion centralisée afin d’homogénéiser les politiques de sécurité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17] Activer et configurer le pare-feu local des postes de travail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18] Chiffrer les données sensibles transmises par voie Internet</text:p>
            <text:p/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" table:number-rows-spanned="8">
            <text:p>Sécuriser le réseau</text:p>
          </table:table-cell>
          <table:table-cell office:value-type="string" calcext:value-type="string">
            <text:p> [19] Segmenter le réseau et mettre en place un cloisonnement entre ces zone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0] S’assurer de la sécurité des réseaux d’accès Wi-Fi et de la séparation des usage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1] Utiliser des protocoles sécurisés dès qu’ils existent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2] Mettre en place une passerelle d’accès sécurisé à Internet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3] Cloisonner les services visibles depuis Internet du reste du système d’information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4] Protéger sa messagerie professionnelle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5] Sécuriser les interconnexions réseau dédiées avec les partenaire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6] Contrôler et protéger l’accès aux salles serveurs et aux locaux techniques</text:p>
            <text:p/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" table:number-rows-spanned="3">
            <text:p>Sécuriser l’administration</text:p>
          </table:table-cell>
          <table:table-cell office:value-type="string" calcext:value-type="string">
            <text:p> [27] Interdire l’accès à Internet depuis les postes ou serveurs utilisés pour l’administration du système d’information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8] Utiliser un réseau dédié et cloisonné pour l’administration du système d’information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29] Limiter au strict besoin opérationnel les droits d’administration sur les postes de travail</text:p>
            <text:p/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Gérer le nomadisme</text:p>
          </table:table-cell>
          <table:table-cell office:value-type="string" calcext:value-type="string">
            <text:p> [30] Prendre des mesures de sécurisation physique des terminaux nomade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31] Chiffrer les données sensibles, en particulier sur le matériel potentiellement perdable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32] Sécuriser la connexion réseau des postes utilisés en situation de nomadisme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33] Adopter des politiques de sécurité dédiées aux terminaux mobiles</text:p>
            <text:p/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Maintenir à jour le système d’information</text:p>
          </table:table-cell>
          <table:table-cell office:value-type="string" calcext:value-type="string">
            <text:p> [34] Définir une politique de mise à jour des composants du système d’information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35] Anticiper la fin de la maintenance des logiciels et systèmes et limiter les adhérences logicielles</text:p>
            <text:p/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" table:number-rows-spanned="5">
            <text:p>Superviser, auditer, réagir</text:p>
            <text:p/>
          </table:table-cell>
          <table:table-cell office:value-type="string" calcext:value-type="string">
            <text:p> [36] Activer et configurer les journaux des composants les plus important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37] Définir et appliquer une politique de sauvegarde des composants critique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38] Procéder à des contrôles et audits de sécurité réguliers puis appliquer les actions correctives associées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39] Désigner un référent en sécurité des systèmes d’information et le faire connaître auprès du personnel</text:p>
            <text:p/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 [40] Définir une procédure de gestion des incidents de sécurité</text:p>
            <text:p/>
          </table:table-cell>
          <table:table-cell table:number-columns-repeated="4"/>
        </table:table-row>
      </table:table>
      <table:table table:name="Vulnérabilités" table:style-name="ta1">
        <table:table-column table:style-name="co1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Vulnérabilités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23">
            <text:p>Applications</text:p>
          </table:table-cell>
          <table:table-cell office:value-type="string" calcext:value-type="string">
            <text:p> Absence de backup de personnel crit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controle d intégrité des donnée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e déconnexion automatique des connexions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e supervision du fonctionnement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ise en compte des bonnes pratiques de sécurité dans le développement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au niveau applicatif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et procédure de durcissement des applicatifs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ensibilisation de l administrateur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rveillance des actions de télémaintenance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es applications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exigences contractuelles garantissant la sécurité des services de télémaintenance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processus de journalisation des applications (absence de journaux, absence de contrôle, absence de sauvegarde des journaux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es mécanismes de contrôle d'accès aux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procédure et documentation relative aux modifications apportées aux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sauvegarde (système, application, et données)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Données sensibles en clair dans les bases de données liées aux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Droits d accès à l application trop permissif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Mauvaise gestion des comptes d administration (systèmes ou applicatifs) (partage d authentifiant, mot de passe faible )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comptes d administration génériques au niveau des application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protocoles d administration faillibles ou faiblement sécurisés (telnet, ftp, http) au niveau des applications</text:p>
            <text:p/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IL</text:p>
          </table:table-cell>
          <table:table-cell office:value-type="string" calcext:value-type="string">
            <text:p> Absence de CI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formelle de déclaration de traitement DCP</text:p>
            <text:p/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14">
            <text:p>Firewall</text:p>
          </table:table-cell>
          <table:table-cell office:value-type="string" calcext:value-type="string">
            <text:p> Absence de passerelles de sécurité réseau visant à cloisonner les réseaux internes de l internet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, …) au niveau des équipements firewall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du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vue périodique des règles et de la politique de sécurité au sein des firewall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auvegardes de la configuration (système et politique de sécurité) du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des équipements firewall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pervision de l activité des équipements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équipements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u firewall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processus de journalisation du firewall (absence de journaux, absence de contrôle, absence de sauvegarde des journaux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activation de la fonction de détection d'intrusion sur le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équipements firewall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protocoles d administration faillibles ou faiblement sécurisés (telnet, ftp, http) au niveau des firewall</text:p>
            <text:p/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11">
            <text:p>Messagerie</text:p>
          </table:table-cell>
          <table:table-cell office:value-type="string" calcext:value-type="string">
            <text:p> Absence d analyse des messages et des pièces jointes au sein de la messagerie électronique (virus, malware, spam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 authentification et de contrôle d accès à la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 authentification forte au niveau des clients de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, …) au niveau des serveurs de messagerie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(durcissement) et de gestion des configurations des logiciels de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vérification de l’origine et de l’intégrité des messages électroniques et des pièces jointe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logiciels de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sauvegardes au niveau de la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Inexistence ou non mise en oeuvre de mécanismes de chiffrement des messages et des pièces jointes au niveau de la messagerie électron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Présence de vulnérabilités techniques au niveau des serveurs de messagerie électronique</text:p>
            <text:p/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14">
            <text:p>Personnels</text:p>
          </table:table-cell>
          <table:table-cell office:value-type="string" calcext:value-type="string">
            <text:p> Absence d’identification de l’affectation d’un ordinateur professionnel à une personne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charte administrateurs/exploitant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contrôle des logiciels / applications installés sur le poste, smartphone ou tablett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formalisation des procédures et règles de gestion des éléments confiés à l’utilisateur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formation à l’utilisation et la maintenance des nouveaux logiciel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lan de gestion du personnel (rotation, service minimal, congés, redondance…)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’astreinte des personnels critique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ptitude au respect des regles de sécurité non vérifiées lors du recrutement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Capacité d’installation et d’utilisation d’un logiciel de capture (sniffer) par un usager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Manipulation de documents sensibles dans des zones non sécurisées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Manque de sensibilisation à la lutte contre les incendie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Pas de remplacement prévu du personnel en cas d'absence inattendue.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Processus disciplinaire insuffisant ou non dissuasif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Sensibilisation du personnel insuffisante</text:p>
            <text:p/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16">
            <text:p>Postes</text:p>
          </table:table-cell>
          <table:table-cell office:value-type="string" calcext:value-type="string">
            <text:p> Absence de chiffrement des données sur l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journalisation au niveau du système d exploitation du post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atériel de remplacement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sime d'authentification forte pour accéder au système d'exploitation du post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aramétrage des écrans des veill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, …) au niveau d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et procédure de durcissement des poste de travail à leur installation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ensibilisation des utilisat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exigences contractuelles garantissant la sécurité des services de télémaintenance des poste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e mécanismes antiviraux (pas d AV, pas de mise à jour, pas de reboot, ...) sur l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sauvegarde (système, application, et données) au niveau des poste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u support aux utilisateurs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L utilisateur dispose de droits d administration locale sur son post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Partage d'identifiants d'accès au poste [POSTE]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mots de passe faibles pour accéder au système d'exploitaiton du poste [POSTE]</text:p>
            <text:p/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18">
            <text:p>Réseaux</text:p>
          </table:table-cell>
          <table:table-cell office:value-type="string" calcext:value-type="string">
            <text:p> Absence d audit ou de contrôle des évén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 identification des matériels dès leur branchement au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backup de personnel critiqu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artition du LAN en sous-réseaux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) au niveau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tection du câblage (câble directement accessible à proximité des serveurs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auvegarde de la configuration (système et politique de sécurité)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au niveau des protocoles radio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des équipements réseau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ensibilisation de l administrateur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pervision de l activité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es équipements réseau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journalisation au niveau des équipements réseau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protocoles d administration faillibles ou faiblement sécurisés (telnet, ftp, http) au niveau des équipements réseau</text:p>
            <text:p/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0">
            <text:p>Physique</text:p>
          </table:table-cell>
          <table:table-cell office:value-type="string" calcext:value-type="string">
            <text:p>Absence de fermeture des locaux en dehors des horaires d'ouvertu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mécanismes de vidéosurveillanc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/>Absence de protection et surveillance par un vigil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sensibilisation des utilisateur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système d'alarm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ou défaillance dans l'application des principes de bureau prop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ureaux laissés ouverts en permanenc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contrôle des accès visisteur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mécanismes de contrôle d accès physique aux locau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contrôle interventions techniques dans les locau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procédure de sortie de matérie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/>Absence de sécurisation des accès physiques aux systèmes d'impress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 équipement d alimentation énergétique de secours (onduleurs, groupes électrogènes, arrivées électriques…)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climatisatio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contrat de maintenance pour les équipements d infrastructure ou exigences non appropriées aux besoins 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journalisation nominative des accès aux locau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PC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PR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ou défaillance des mécanismes de protection incendi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Entreposage de matériel inflammable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1">
            <text:p>Serveurs</text:p>
          </table:table-cell>
          <table:table-cell office:value-type="string" calcext:value-type="string">
            <text:p>Absence de backup de personnel critique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e déconnexion automatique des connexions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mécanisme de supervision du fonctionnement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aramétrage des écrans des veill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(application des correctifs, mises à jours critiques, …)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et procédure de durcissement des serveurs et applicatifs associés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ensibilisation de l administrateur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rveillance des actions de télémaintenance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es serveurs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exigences contractuelles garantissant la sécurité des services de télémaintenance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s processus de journalisation des serveurs (absence de journaux, absence de contrôle, absence de sauvegarde des journaux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e mécanismes antiviraux (pas d'AV, pas de mise à jour, pas de reboot, ...) sur l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procédure et documentation relative aux modifications apportées aux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sauvegarde (système, application, et données) au niveau des serveur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Données sensibles en clair dans les bases de données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Faible niveau de compétence ou absence de form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Mauvaise gestion des comptes d administration (systèmes ou applicatifs) (partage d authentifiant, mot de passe faible ) au niveau des serveurs</text:p>
            <text:p/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Utilisation de protocoles d’administration faillibles ou faiblement sécurisés (telnet, ftp, http) au niveau des serveurs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Support externe</text:p>
          </table:table-cell>
          <table:table-cell office:value-type="string" calcext:value-type="string">
            <text:p> Absence de chiffrement sur support amovible ou support de sauvegarde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tection physique des supports de sauvegarde</text:p>
            <text:p/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Telecom</text:p>
          </table:table-cell>
          <table:table-cell office:value-type="string" calcext:value-type="string">
            <text:p>Absence de redondance de lien internet (Multihoming)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de supervision de l activité de la ligne teleco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bsence ou insuffisance du niveau des exigences de sécurité au sein du contrat de service avec le FAI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11">
            <text:p>TOIP</text:p>
          </table:table-cell>
          <table:table-cell office:value-type="string" calcext:value-type="string">
            <text:p> Absence d audit ou de contrôle des évén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procédure de maintien en condition de sécurité au niveau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redondance ou fonctions de haute disponibilité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auvegarde de la configuration (système et politique de sécurité)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écurisation des équipements TOIP à leur installation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upervision de l activité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de synchronisation des horloges lors d enregistrement de journaux d événements au niveau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défaillance dans le contrat de maintenance des équipements TOIP (expiration, exigences non adaptées, ...)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documentation d exploitation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Absence ou insuffisance de journalisation au niveau des équipements TOIP</text:p>
            <text:p/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 Utilisation de protocoles d administration faillibles ou faiblement sécurisés (telnet, ftp, http) au niveau des équipements TOIP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6:18:18.0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9T20:30:13.363000000</meta:creation-date>
    <dc:date>2024-06-11T16:19:06.418000000</dc:date>
    <meta:editing-duration>PT28M39S</meta:editing-duration>
    <meta:editing-cycles>7</meta:editing-cycles>
    <meta:generator>LibreOffice/7.6.4.1$Windows_X86_64 LibreOffice_project/e19e193f88cd6c0525a17fb7a176ed8e6a3e2aa1</meta:generator>
    <meta:document-statistic meta:table-count="2" meta:cell-count="225" meta:object-count="0"/>
  </office:meta>
</office:document-meta>
</file>